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лан выполнения проекта «Создание страниц для спроектированного веб-приложения «Изготовление и продажа украшений» с использованием html, css и php».</text:p>
      <text:list xml:id="list1010037356" text:style-name="L1">
        <text:list-item>
          <text:p text:style-name="P1">Создать шаблон оформления страницы.</text:p>
        </text:list-item>
        <text:list-item>
          <text:p text:style-name="P1">Создать страницы авторизации и регистрации. Обеспечить возможность регистрации и авторизации.</text:p>
        </text:list-item>
        <text:list-item>
          <text:p text:style-name="P1">Создать страницу просмотра профиля пользователя, его изменения или удаления.</text:p>
        </text:list-item>
        <text:list-item>
          <text:p text:style-name="P1">Создать страницу добавления нового украшения мастером, страницу просмотра и изменения подробной информации о нём.</text:p>
        </text:list-item>
        <text:list-item>
          <text:p text:style-name="P1">Создать страницы для поиска украшения в общем списке, просмотра корзины, возможности добавления или удаления элемента из корзины, просмотра истории покупок, просмотра магазина конкретного продавца.</text:p>
        </text:list-item>
        <text:list-item>
          <text:p text:style-name="P1">Создать страницы, позволяющие пользователю отправить сообщение мастеру и мастеру — отправить ему ответ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21:26:51</meta:creation-date>
    <dc:date>2013-12-25T21:40:28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7" meta:word-count="98" meta:character-count="777" meta:non-whitespace-character-count="692"/>
  </office:meta>
</office:document-meta>
</file>